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!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“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$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'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/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;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&lt;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&gt;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\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]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_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`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106" calcext:value-type="float">
            <text:p>1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{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~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4:Sheet1.C3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4:36:30.579484799</meta:creation-date>
    <dc:date>2015-08-14T15:05:00.100238305</dc:date>
    <meta:editing-duration>PT12M58S</meta:editing-duration>
    <meta:editing-cycles>2</meta:editing-cycles>
    <meta:generator>LibreOffice/4.4.2.2$Linux_X86_64 LibreOffice_project/40m0$Build-2</meta:generator>
    <meta:document-statistic meta:table-count="1" meta:cell-count="188" meta:object-count="0"/>
  </office:meta>
</office:document-meta>
</file>